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2.794cm" style:use-optimal-column-width="false"/>
    </style:style>
    <style:style style:name="co2" style:family="table-column">
      <style:table-column-properties style:column-width="61.436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style:writing-mode="rl-tb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4.229cm" svg:height="105.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پرچمِ غازی لہراتا گھر گھر دیکھا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<text:span text:style-name="T1">سوچو ذرا کیا ہوگا جوانی کا عالم</text:span><text:span text:style-name="T1"><text:line-break/></text:span><text:span text:style-name="T1">چیرتے جس کو بچپن میں اژدر دیکھا</text:span></text:p>
              </table:table-cell>
              <table:table-cell table:style-name="ce4">
                <text:p text:style-name="P3"><text:span text:style-name="T2">مه خانوں میں آج عجب منظر دیکھا</text:span><text:span text:style-name="T2"><text:line-break/></text:span><text:span text:style-name="T2">پیمانوں میں جام نہیں کوث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2">قولِ نبیؐ ہے دونوں میں کچھ فرق نہیں</text:span><text:span text:style-name="T2"><text:line-break/></text:span><text:span text:style-name="T2">کعبہ دیکھا یا کہ رخِ حیدر دیکھا</text:span></text:p>
              </table:table-cell>
              <table:table-cell>
                <text:p text:style-name="P3"><text:span text:style-name="T2">جیسے اُٹھا لیں ہاتھ بڑھا کر پھول کوئی</text:span><text:span text:style-name="T2"><text:line-break/></text:span><text:span text:style-name="T2">دستِ علیؑ پر ایسے درِ خیب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2">وقتِ نصرت کون رہا ہے سینہ سپر</text:span><text:span text:style-name="T2"><text:line-break/></text:span><text:span text:style-name="T2">پشت پہ کس نے گھونپ دیا خنجر دیکھا</text:span></text:p>
              </table:table-cell>
              <table:table-cell>
                <text:p text:style-name="P3"><text:span text:style-name="T2">پیغمبرؐ کے یار بنے جو پھرتے تھے</text:span><text:span text:style-name="T2"><text:line-break/></text:span><text:span text:style-name="T2">بھاگتے اُن کو میدان سے اکثر دیکھا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2">حقِ حیدرؑ چھیننے والے دنیا میں</text:span><text:span text:style-name="T2"><text:line-break/></text:span><text:span text:style-name="T2">نام تیرے رسوائی کا دفتر دیکھا</text:span></text:p>
              </table:table-cell>
              <table:table-cell>
                <text:p text:style-name="P3"><text:span text:style-name="T2">بخٍ بخٍ کہنے لگے کچھ ڈر ڈر کے</text:span><text:span text:style-name="T2"><text:line-break/></text:span><text:span text:style-name="T2">آتے ہوئے حارث پر جو کنکر دیکھا</text:span></text:p>
              </table:table-cell>
            </table:table-row>
            <table:table-row table:style-name="ro2">
              <table:table-cell table:style-name="ce5" table:number-columns-spanned="2">
                <text:p text:style-name="P4"><text:span text:style-name="T2">کربلا کی جیت کا اِک اعلان ہے یہ</text:span><text:span text:style-name="T2"><text:line-break/></text:span><text:span text:style-name="T2">پرچمِ غازی لہراتا گھر گھر دیکھا</text:span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4.231cm" fo:page-height="105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59:30.996448400</meta:creation-date>
    <dc:date>2026-01-23T14:58:21.489719000</dc:date>
    <meta:editing-duration>PT2M43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